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41c"/>
    </style:style>
    <style:style style:name="P2" style:family="paragraph" style:parent-style-name="Standard">
      <style:text-properties officeooo:rsid="0004841c" officeooo:paragraph-rsid="000484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a xlink:type="simple" xlink:href="https://repl.it/@_Ann_/HW5-N1" text:style-name="Internet_20_link" text:visited-style-name="Visited_20_Internet_20_Link">https://repl.it/@_Ann_/HW5-N1</text:a></text:p>
      <text:p text:style-name="P1"/>
      <text:p text:style-name="P2">2) <text:a xlink:type="simple" xlink:href="https://repl.it/@_Ann_/HW5-N2" text:style-name="Internet_20_link" text:visited-style-name="Visited_20_Internet_20_Link">https://repl.it/@_Ann_/HW5-N2</text:a></text:p>
      <text:p text:style-name="P2"/>
      <text:p text:style-name="P2">3) <text:a xlink:type="simple" xlink:href="https://repl.it/@_Ann_/HW5-N3" text:style-name="Internet_20_link" text:visited-style-name="Visited_20_Internet_20_Link">https://repl.it/@_Ann_/HW5-N3</text:a></text:p>
      <text:p text:style-name="P2"/>
      <text:p text:style-name="P2">4) <text:a xlink:type="simple" xlink:href="https://repl.it/@_Ann_/HW5-N4" text:style-name="Internet_20_link" text:visited-style-name="Visited_20_Internet_20_Link">https://repl.it/@_Ann_/HW5-N4</text:a></text:p>
      <text:p text:style-name="P2"/>
      <text:p text:style-name="P2">5) <text:a xlink:type="simple" xlink:href="https://repl.it/@_Ann_/HW5-N5" text:style-name="Internet_20_link" text:visited-style-name="Visited_20_Internet_20_Link">https://repl.it/@_Ann_/HW5-N5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05:37.597141965</meta:creation-date>
    <dc:date>2018-11-18T19:09:53.297254793</dc:date>
    <meta:editing-duration>PT4M24S</meta:editing-duration>
    <meta:editing-cycles>1</meta:editing-cycles>
    <meta:document-statistic meta:table-count="0" meta:image-count="0" meta:object-count="0" meta:page-count="1" meta:paragraph-count="5" meta:word-count="10" meta:character-count="161" meta:non-whitespace-character-count="155"/>
    <meta:generator>LibreOffice/6.0.6.2$Linux_X86_64 LibreOffice_project/00m0$Build-2</meta:generator>
  </office:meta>
</office:document-meta>
</file>